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02fa" officeooo:paragraph-rsid="001302fa" style:font-size-asian="16pt" style:font-size-complex="16pt"/>
    </style:style>
    <style:style style:name="P2" style:family="paragraph" style:parent-style-name="Standard">
      <style:text-properties fo:font-size="16pt" officeooo:rsid="00142376" officeooo:paragraph-rsid="00142376" style:font-size-asian="16pt" style:font-size-complex="16pt"/>
    </style:style>
    <style:style style:name="P3" style:family="paragraph" style:parent-style-name="Standard">
      <style:text-properties fo:font-size="16pt" officeooo:rsid="00159976" officeooo:paragraph-rsid="00159976" style:font-size-asian="16pt" style:font-size-complex="16pt"/>
    </style:style>
    <style:style style:name="P4" style:family="paragraph" style:parent-style-name="Standard">
      <style:text-properties fo:font-size="16pt" officeooo:rsid="001706e0" officeooo:paragraph-rsid="001706e0" style:font-size-asian="16pt" style:font-size-complex="16pt"/>
    </style:style>
    <style:style style:name="T1" style:family="text">
      <style:text-properties officeooo:rsid="00159976"/>
    </style:style>
    <style:style style:name="T2" style:family="text">
      <style:text-properties officeooo:rsid="001706e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/ Các chức năng chung: </text:p>
      <text:p text:style-name="P1">- Đăng nhập / quên mật khẩu</text:p>
      <text:p text:style-name="P1">- Đăng ký tài khoản mới</text:p>
      <text:p text:style-name="P1">2/ Các chức năng của chủ Nhật ký:</text:p>
      <text:p text:style-name="P2">- viết nhật ký + các tùy chọn</text:p>
      <text:p text:style-name="P1">- xem danh sách các bài đã viết (phân loại theo tháng hoặc theo chủ đề tự tạo)</text:p>
      <text:p text:style-name="P1">- sửa / xóa các bài viết</text:p>
      <text:p text:style-name="P1">- bình luận bài viết</text:p>
      <text:p text:style-name="P2">- <text:span text:style-name="T4">phân quyề</text:span>n (private, friend, everyone,...) cho bài viết</text:p>
      <text:p text:style-name="P2">- quản lý thông tin cá nhân (xem , sửa, xóa)</text:p>
      <text:p text:style-name="P2">- <text:span text:style-name="T4">thêm bạn bè</text:span></text:p>
      <text:p text:style-name="P2">- <text:span text:style-name="T4">xem danh sách bạn bè/ x</text:span>óa bạn</text:p>
      <text:p text:style-name="P2">- tìm<text:span text:style-name="T4"> kiếm bạn</text:span></text:p>
      <text:p text:style-name="P2">- <text:span text:style-name="T1">hệ thống thôn báo</text:span></text:p>
      <text:p text:style-name="P3">- quản lý lịch làm việc</text:p>
      <text:p text:style-name="P3">3/ <text:span text:style-name="T2">Các chức năng của người đọc nhật ký:</text:span></text:p>
      <text:p text:style-name="P4">- xem các bài đăng mới của bạn bè</text:p>
      <text:p text:style-name="P4">- bình luận bài viế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15S</meta:editing-duration>
    <meta:editing-cycles>5</meta:editing-cycles>
    <meta:generator>LibreOffice/5.2.7.2$Windows_x86 LibreOffice_project/2b7f1e640c46ceb28adf43ee075a6e8b8439ed10</meta:generator>
    <dc:date>2017-11-28T15:28:49.297000000</dc:date>
    <meta:document-statistic meta:table-count="0" meta:image-count="0" meta:object-count="0" meta:page-count="1" meta:paragraph-count="18" meta:word-count="134" meta:character-count="551" meta:non-whitespace-character-count="434"/>
    <meta:user-defined meta:name="Info 1"/>
    <meta:user-defined meta:name="Info 2"/>
    <meta:user-defined meta:name="Info 3"/>
    <meta:user-defined meta:name="Info 4"/>
  </office:meta>
</office:document-meta>
</file>